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820" officeooo:paragraph-rsid="0010a820"/>
    </style:style>
    <style:style style:name="P2" style:family="paragraph" style:parent-style-name="Standard">
      <style:text-properties officeooo:rsid="001224f6" officeooo:paragraph-rsid="001224f6"/>
    </style:style>
    <style:style style:name="P3" style:family="paragraph" style:parent-style-name="Standard">
      <style:text-properties officeooo:rsid="00134eac" officeooo:paragraph-rsid="00134eac"/>
    </style:style>
    <style:style style:name="P4" style:family="paragraph" style:parent-style-name="Standard">
      <style:text-properties officeooo:rsid="00148c1d" officeooo:paragraph-rsid="00148c1d"/>
    </style:style>
    <style:style style:name="T1" style:family="text">
      <style:text-properties officeooo:rsid="00122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nit – intialise git</text:p>
      <text:p text:style-name="P1">git status – status of current git</text:p>
      <text:p text:style-name="P1">git add file_name</text:p>
      <text:p text:style-name="P1">git add ‘.txt’</text:p>
      <text:p text:style-name="P1">git commit -m ‘tag’</text:p>
      <text:p text:style-name="P1"/>
      <text:p text:style-name="P1"/>
      <text:p text:style-name="P1">git <text:span text:style-name="T1">remote add origin [web link] ========= add remote l,ink as repo</text:span></text:p>
      <text:p text:style-name="P2">git push -u repo_name master ========= push files to repo_name as master revision and remember the repo</text:p>
      <text:p text:style-name="P2">git pull repo_name master ======= pull files from current working directory and repo</text:p>
      <text:p text:style-name="P2">git add files ===============git add files to the current working directory and repo</text:p>
      <text:p text:style-name="P2">git diff –staged ==========diff staged files and repo</text:p>
      <text:p text:style-name="P2">git reset files ================= removed files from <text:s/>staging area</text:p>
      <text:p text:style-name="P3">git checkout – files</text:p>
      <text:p text:style-name="P3">git branch branch_name ===========creates a branch named branch_name</text:p>
      <text:p text:style-name="P3">git checkout branch_name =============moved to branch named <text:s text:c="2"/>branch_name</text:p>
      <text:p text:style-name="P3">git rm files ===================remove files</text:p>
      <text:p text:style-name="P4">git checkout branch_name</text:p>
      <text:p text:style-name="P4">git merge branch_name</text:p>
      <text:p text:style-name="P4">git branch -d branch_nam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0a82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23:49:38.912545617</meta:creation-date>
    <dc:date>2017-12-16T01:32:34.440727579</dc:date>
    <meta:editing-duration>PT1H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26" meta:character-count="840" meta:non-whitespace-character-count="726"/>
  </office:meta>
</office:document-meta>
</file>